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"""</text:p>
      <text:p text:style-name="Standard">Authors : Nicolas DARGAZANLI et Alexandre MAURICE, en TD 1 TP 1</text:p>
      <text:p text:style-name="Standard">Remarque : A* n'est pas fonctionnel mais les traces du code sont laissées</text:p>
      <text:p text:style-name="Standard">"""</text:p>
      <text:p text:style-name="Standard"/>
      <text:p text:style-name="Standard">import pandas as pd</text:p>
      <text:p text:style-name="Standard">from math import sin, cos, acos, pi</text:p>
      <text:p text:style-name="Standard">import numpy as np</text:p>
      <text:p text:style-name="Standard">import time as t</text:p>
      <text:p text:style-name="Standard">donneesbus=pd.read_csv(r'./donneesbus.csv',sep=';')</text:p>
      <text:p text:style-name="Standard"/>
      <text:p text:style-name="Standard">arrets={}</text:p>
      <text:p text:style-name="Standard">for c in range (len( donneesbus)):</text:p>
      <text:p text:style-name="Standard"><text:s text:c="4"/>arrets[donneesbus['arret'][c]]=[float(donneesbus['lattitude'][c].replace(",",".")),float(donneesbus['longitude'][c].replace(",",".")),list(donneesbus['listesucc'][c].replace('[','').replace(']','').replace("'","").replace(" ","").split(","))]</text:p>
      <text:p text:style-name="Standard"/>
      <text:p text:style-name="Standard">nom=list(arrets.keys())</text:p>
      <text:p text:style-name="Standard"/>
      <text:p text:style-name="Standard">nom_arrets=[]</text:p>
      <text:p text:style-name="Standard">for i in arrets:</text:p>
      <text:p text:style-name="Standard"><text:s text:c="4"/>nom_arrets.append(i)</text:p>
      <text:p text:style-name="Standard"/>
      <text:p text:style-name="Standard">def nom(ind):</text:p>
      <text:p text:style-name="Standard"><text:s text:c="4"/>return nom_arrets[ind]</text:p>
      <text:p text:style-name="Standard"/>
      <text:p text:style-name="Standard">def indice_som(nom_som):</text:p>
      <text:p text:style-name="Standard"><text:s text:c="4"/>return nom_arrets.index(nom_som)</text:p>
      <text:p text:style-name="Standard"/>
      <text:p text:style-name="Standard">def latitude(nom_som):</text:p>
      <text:p text:style-name="Standard"><text:s text:c="4"/>return arrets[nom_som][0]</text:p>
      <text:p text:style-name="Standard"/>
      <text:p text:style-name="Standard">def longitude(nom_som):</text:p>
      <text:p text:style-name="Standard"><text:s text:c="4"/>return arrets[nom_som][1]</text:p>
      <text:p text:style-name="Standard"/>
      <text:p text:style-name="Standard">def coordonnes(nom_som):</text:p>
      <text:p text:style-name="Standard"><text:s text:c="4"/>return latitude(nom_som),longitude(nom_som)</text:p>
      <text:p text:style-name="Standard"/>
      <text:p text:style-name="Standard">def voisin(nom_som):</text:p>
      <text:p text:style-name="Standard"><text:s text:c="4"/>return arrets[nom_som][2]</text:p>
      <text:p text:style-name="Standard"/>
      <text:p text:style-name="Standard">def dic_adjacence(donnees):</text:p>
      <text:p text:style-name="Standard"><text:s text:c="4"/>dic={} <text:s text:c="77"/>#Création d'un dictionnaire vide</text:p>
      <text:p text:style-name="Standard"><text:s text:c="4"/>for i in donnees: <text:s text:c="59"/>#Récupération des clés du dictionnaires "donnees"</text:p>
      <text:p text:style-name="Standard"><text:s text:c="8"/>dic[i]=donnees[i][2] <text:s text:c="59"/>#Récupération des arrêts succedant de l'arrêts i</text:p>
      <text:p text:style-name="Standard"><text:s text:c="4"/>return dic <text:s text:c="73"/>#Retour du dictionnaire d'adjacence crée</text:p>
      <text:p text:style-name="Standard"/>
      <text:p text:style-name="Standard"/>
      <text:p text:style-name="Standard">def lst_adjacence(donnees):</text:p>
      <text:p text:style-name="Standard"><text:s text:c="4"/>"""Cette fonction renvoie une matrice d'ajacence à partir d'un dictionnaire d'adjacence</text:p>
      <text:p text:style-name="Standard"><text:soft-page-break/><text:s text:c="4"/>"""</text:p>
      <text:p text:style-name="Standard"><text:s text:c="4"/>lst = [[0]*len(donnees) for _ in range(len(donnees))] <text:s text:c="15"/>#Création d'un tableau à double entrées initialisé à 0 pour tous les arrêts</text:p>
      <text:p text:style-name="Standard"/>
      <text:p text:style-name="Standard"><text:s text:c="4"/>for c in arrets: <text:s text:c="67"/>#Pour tous les arrêts dans le dictionnaires des arrêts</text:p>
      <text:p text:style-name="Standard"><text:s text:c="8"/>succ=voisin(c) <text:s text:c="65"/>#On enregistre la liste des arrêts succedant de l'arrêt c</text:p>
      <text:p text:style-name="Standard"><text:s text:c="8"/>for i in succ: <text:s text:c="65"/>#Pour tous ses successeurs</text:p>
      <text:p text:style-name="Standard"><text:s text:c="12"/>lst[indice_som(c)][indice_som(i)]=1 <text:s text:c="40"/>#On ajoute l'adjacence entre les deux arrêts</text:p>
      <text:p text:style-name="Standard"><text:s text:c="4"/>return lst <text:s text:c="73"/>#Retour de la matrice d'adjacence</text:p>
      <text:p text:style-name="Standard"/>
      <text:p text:style-name="Standard">def distanceGPS(latA,latB,longA,longB):</text:p>
      <text:p text:style-name="Standard"><text:s text:c="4"/># Conversions des latitudes en radians</text:p>
      <text:p text:style-name="Standard"><text:s text:c="4"/>ltA=latA/180*pi</text:p>
      <text:p text:style-name="Standard"><text:s text:c="4"/>ltB=latB/180*pi</text:p>
      <text:p text:style-name="Standard"><text:s text:c="4"/>loA=longA/180*pi</text:p>
      <text:p text:style-name="Standard"><text:s text:c="4"/>loB=longB/180*pi</text:p>
      <text:p text:style-name="Standard"><text:s text:c="4"/># Rayon de la terre en mètres (sphère IAG-GRS80)</text:p>
      <text:p text:style-name="Standard"><text:s text:c="4"/>RT = 6378137</text:p>
      <text:p text:style-name="Standard"><text:s text:c="4"/># angle en radians entre les 2 points</text:p>
      <text:p text:style-name="Standard"><text:s text:c="4"/>S = acos(round(sin(ltA)*sin(ltB) + cos(ltA)*cos(ltB)*cos(abs(loB-loA)),14))</text:p>
      <text:p text:style-name="Standard"><text:s text:c="4"/># distance entre les 2 points, comptée sur un arc de grand cercle</text:p>
      <text:p text:style-name="Standard"><text:s text:c="4"/>return S*RT</text:p>
      <text:p text:style-name="Standard"/>
      <text:p text:style-name="Standard">def distarrets(arret1,arret2):</text:p>
      <text:p text:style-name="Standard"><text:s text:c="4"/>"""Cette fonction retourne la distance en mètres entre deux arrets grâce a leurs coordonnées GPS"""</text:p>
      <text:p text:style-name="Standard"><text:s text:c="4"/>lat1=latitude(arret1) <text:s text:c="6"/>#Recuperation de la latitude de l'arret1</text:p>
      <text:p text:style-name="Standard"><text:s text:c="4"/>lat2=latitude(arret2) <text:s text:c="6"/>#Recuperation de la latitude de l'arret2</text:p>
      <text:p text:style-name="Standard"><text:s text:c="4"/>long1=longitude(arret1) <text:s text:c="4"/>#Recuperation de la longitude de l'arret1</text:p>
      <text:p text:style-name="Standard"><text:s text:c="4"/>long2=longitude(arret2) <text:s text:c="4"/>#Recuperation de la longitude de l'arret2</text:p>
      <text:p text:style-name="Standard"><text:s text:c="4"/>return distanceGPS(lat1,lat2,long1,long2) #Appel et retour du résultat de la fonction de calcule à vol d'oiseau de deux points GPS</text:p>
      <text:p text:style-name="Standard"/>
      <text:p text:style-name="Standard"/>
      <text:p text:style-name="Standard">def distarc(arret1,arret2):</text:p>
      <text:p text:style-name="Standard"><text:s text:c="4"/>"""Cette fonction renvoie la distance en mètres entre deux arrêts donnés en paramètres:</text:p>
      <text:p text:style-name="Standard"><text:s text:c="16"/>- Si l'arret2 est un successeur de l'arret1 le retour sera la distance a vol d'oiseau entre ces deux arrêts</text:p>
      <text:p text:style-name="Standard"><text:s text:c="16"/>- Si l'arret2 n'est pas un successeur de l'arret1 le retour sera une distance infinie</text:p>
      <text:p text:style-name="Standard"><text:s text:c="4"/>"""</text:p>
      <text:p text:style-name="Standard"><text:s text:c="4"/>if arret2 in voisin(arret1) or arret1==arret2 : <text:s text:c="14"/>#Si l'arret2 est un successeur de l'arret1 <text:s text:c="9"/></text:p>
      <text:p text:style-name="Standard"><text:s text:c="8"/>res=distarrets(arret1,arret2) <text:s text:c="10"/>#Appel de la fonction calculant la distance des deux arrêts</text:p>
      <text:p text:style-name="Standard"><text:s text:c="4"/>else: <text:s text:c="38"/>#Sinon</text:p>
      <text:p text:style-name="Standard"><text:s text:c="8"/>res=np.Inf <text:s text:c="29"/>#La distance est dite Infinie</text:p>
      <text:p text:style-name="Standard"><text:s text:c="4"/>return res</text:p>
      <text:p text:style-name="Standard"/>
      <text:p text:style-name="Standard">mat_bus=lst_adjacence(arrets)</text:p>
      <text:p text:style-name="Standard">poids_bus=[x[:] for x in mat_bus] <text:s text:c="20"/>#Copie profonde de la matrice d'adjacence qui possède le même ordre</text:p>
      <text:p text:style-name="Standard"><text:soft-page-break/></text:p>
      <text:p text:style-name="Standard">for i in range (len(poids_bus)): <text:s text:c="21"/>#On parcours la matrice poids_bus</text:p>
      <text:p text:style-name="Standard"><text:s text:c="4"/>for y in range(len(poids_bus[i])): <text:s text:c="15"/></text:p>
      <text:p text:style-name="Standard"><text:s text:c="8"/>poids_bus[i][y]=distarc(nom(i),nom(y)) <text:s text:c="7"/>#On y inscrit la distance entre les deux arrêts selectionnés [floatant ou Infini]</text:p>
      <text:p text:style-name="Standard"/>
      <text:p text:style-name="Standard"/>
      <text:p text:style-name="Standard">#~~~~~~~~~~~~~~~~~~~~~~~~~~~~~~~~~~~~~~~~~~~~~~~~~~~~~~~~~~~~~~~~~~~~~~~~~~~~~~~~~~~~~~~~~~~~~~~~~~~~~~~~~~~~~~~~~~~~~~~~~~~~~~~~~~~~~~~~~~~~~~~~~~~~</text:p>
      <text:p text:style-name="Standard">#~~~~~~~~~~~~~~~~~~~~~~~~~~~~~~~~~~~~~~~~~~~~~~~~~~~~~~~DEBUT DJIKSTRA~~~~~~~~~~~~~~~~~~~~~~~~~~~~~~~~~~~~~~~~~~~~~~~~~~~~~~~~~~~~~~~~~~~~~~~~~~~~~~~</text:p>
      <text:p text:style-name="Standard">#~~~~~~~~~~~~~~~~~~~~~~~~~~~~~~~~~~~~~~~~~~~~~~~~~~~~~~~~~~~~~~~~~~~~~~~~~~~~~~~~~~~~~~~~~~~~~~~~~~~~~~~~~~~~~~~~~~~~~~~~~~~~~~~~~~~~~~~~~~~~~~~~~~~~</text:p>
      <text:p text:style-name="Standard"/>
      <text:p text:style-name="Standard"/>
      <text:p text:style-name="Standard">def min_exclude(distance,marque):</text:p>
      <text:p text:style-name="Standard"><text:s text:c="4"/>"""Retourne l'indice du tableau de la valeur minimale en ignorant les valeurs des indices inscrit dans la liste marque"""</text:p>
      <text:p text:style-name="Standard"><text:s text:c="4"/>min=-1 <text:s text:c="29"/>#valeur par default marqueur d'erreur si aucun arret est trouvé</text:p>
      <text:p text:style-name="Standard"><text:s text:c="4"/>for i in range (len(distance)): <text:s text:c="4"/>#On parcours tout les arrets</text:p>
      <text:p text:style-name="Standard"><text:s text:c="8"/>if i not in marque: <text:s text:c="20"/>#S'il n'est pas déjà marqué </text:p>
      <text:p text:style-name="Standard"><text:s text:c="12"/>if min==-1: <text:s text:c="56"/></text:p>
      <text:p text:style-name="Standard"><text:s text:c="16"/>min=i <text:s text:c="30"/>#La première valeur devient le minimum</text:p>
      <text:p text:style-name="Standard"><text:s text:c="12"/>elif distance[i][0]&lt;distance[min][0]: <text:s text:c="2"/>#Si l'arret i à une distance inferieur a l'arret min</text:p>
      <text:p text:style-name="Standard"><text:s text:c="16"/>min=i <text:s text:c="30"/>#L'arret i devient le nouveau min</text:p>
      <text:p text:style-name="Standard"><text:s text:c="4"/>return min <text:s text:c="9"/>#Retourne l'arret avec la distance minimale</text:p>
      <text:p text:style-name="Standard"/>
      <text:p text:style-name="Standard">def dijkstra(depart,arrive):</text:p>
      <text:p text:style-name="Standard"><text:s text:c="4"/>'''Cette fonction prend en paramètres deux arrêts et renvoie le plus court chemin, sous forme de la liste des arrêts parcourus ainsi, que la distance minimum en</text:p>
      <text:p text:style-name="Standard"><text:s text:c="4"/>utilisant la méthode de Djiksrta.'''</text:p>
      <text:p text:style-name="Standard"><text:s text:c="4"/># Initialisation</text:p>
      <text:p text:style-name="Standard"><text:s text:c="4"/>distance=[(np.Inf,None) for _ in range(len(nom_arrets))]</text:p>
      <text:p text:style-name="Standard"><text:s text:c="4"/>distance[indice_som(depart)]=(0,indice_som(depart)) <text:s text:c="16"/># On ajoute la distance de l'arret de départ soit 0, son pred est lui même</text:p>
      <text:p text:style-name="Standard"><text:s text:c="4"/>marque=[indice_som(depart)] <text:s text:c="40"/># Liste de tous les arrets dont la distance minimum a déjà été trouvée</text:p>
      <text:p text:style-name="Standard"><text:s text:c="4"/>arret_actuel=indice_som(depart) <text:s text:c="36"/># arret_actuel est l'arret a partir du quel on va effectuer l'étape</text:p>
      <text:p text:style-name="Standard"><text:s text:c="4"/></text:p>
      <text:p text:style-name="Standard"><text:s text:c="4"/>while arret_actuel!=indice_som(arrive): <text:s text:c="28"/># On peut raccourcir djikstra en s'arretant dès que l'on doit traiter le sommet d'arrivée</text:p>
      <text:p text:style-name="Standard"><text:s text:c="8"/>for proche in voisin(nom(arret_actuel)): <text:s text:c="77"/>#Pour tous les arrets voisins de l'arret observé <text:s text:c="26"/></text:p>
      <text:p text:style-name="Standard"><text:s text:c="12"/>if indice_som(proche) not in marque: <text:s text:c="77"/>#Si l'arret n'est pas déjà marqué (on pourra pas l'ameliorer de toute facon)</text:p>
      <text:p text:style-name="Standard"><text:s text:c="16"/>if distance[indice_som(proche)][0]&gt;distance[arret_actuel][0]+distarc(nom(arret_actuel),proche): <text:s text:c="14"/>#Si ce nouveau chemin est plus avantageux que l'ancien </text:p>
      <text:p text:style-name="Standard"><text:soft-page-break/><text:s text:c="20"/>distance[indice_som(proche)]=(distance[arret_actuel][0]+distarc(nom(arret_actuel),proche),arret_actuel) <text:s text:c="2"/>#On met a jour sa distance et son prédécesseu</text:p>
      <text:p text:style-name="Standard"><text:s text:c="8"/>arret_actuel=min_exclude(distance,marque) <text:s text:c="21"/>#On récupere l'arret avec la distance minimale parmis les arrets non marqués</text:p>
      <text:p text:style-name="Standard"><text:s text:c="8"/>marque.append(arret_actuel) <text:s text:c="35"/>#On ajoute l'arret actuel dans les arrets marqués <text:s text:c="33"/></text:p>
      <text:p text:style-name="Standard"/>
      <text:p text:style-name="Standard"/>
      <text:p text:style-name="Standard"><text:s text:c="4"/># Reconstruction</text:p>
      <text:p text:style-name="Standard"><text:s text:c="4"/>arret_actuel=indice_som(arrive) <text:s text:c="28"/>#On parcours les arrets en commançant par l'arrivée</text:p>
      <text:p text:style-name="Standard"><text:s text:c="4"/>chemin=[nom(arret_actuel)] <text:s text:c="38"/>#On crée une liste de allant de l'arrivée vers le depart</text:p>
      <text:p text:style-name="Standard"><text:s text:c="4"/>while arret_actuel!=indice_som(depart): <text:s text:c="20"/>#Tant que l'arret actuel n'est pas le départ on continue le chemin <text:s text:c="18"/></text:p>
      <text:p text:style-name="Standard"><text:s text:c="8"/>pred=distance[arret_actuel][1] <text:s text:c="25"/>#Prédécesseur de l'arret actuel <text:s text:c="2"/></text:p>
      <text:p text:style-name="Standard"><text:s text:c="8"/>arret_actuel=pred <text:s text:c="38"/>#L'arret actuel devient le Prédécesseur</text:p>
      <text:p text:style-name="Standard"><text:s text:c="8"/>chemin.append(nom(arret_actuel)) <text:s text:c="23"/>#On ajoute le Prédécesseur au chemin </text:p>
      <text:p text:style-name="Standard"/>
      <text:p text:style-name="Standard"><text:s text:c="4"/>chemin.reverse() <text:s text:c="43"/>#On inverse la liste pour obtenir le chemin dans le bon ordre (départ vers arrivée)</text:p>
      <text:p text:style-name="Standard"><text:s text:c="4"/>return (chemin,round(distance[indice_som(arrive)][0])) <text:s text:c="5"/># Renvoie : chemin (liste), distance (entier)</text:p>
      <text:p text:style-name="Standard"/>
      <text:p text:style-name="Standard"><text:s text:c="12"/></text:p>
      <text:p text:style-name="Standard">#~~~~~~~~~~~~~~~~~~~~~~~~~~~~~~~~~~~~~~~~~~~~~~~~~~~~~~~~~~~~~~~~~~~~~~~~~~~~~~~~~~~~~~~~~~~~~~~~~~~~~~~~~~~~~~~~~~~~~~~~~~~~~~~~~~~~~~~~~~~~~~~~~~~~</text:p>
      <text:p text:style-name="Standard">#~~~~~~~~~~~~~~~~~~~~~~~~~~~~~~~~~~~~~~~~~~~~~~~~~~~~~~~~FIN DJIKSTRA~~~~~~~~~~~~~~~~~~~~~~~~~~~~~~~~~~~~~~~~~~~~~~~~~~~~~~~~~~~~~~~~~~~~~~~~~~~~~~~</text:p>
      <text:p text:style-name="Standard">#~~~~~~~~~~~~~~~~~~~~~~~~~~~~~~~~~~~~~~~~~~~~~~~~~~~~~~~~~~~~~~~~~~~~~~~~~~~~~~~~~~~~~~~~~~~~~~~~~~~~~~~~~~~~~~~~~~~~~~~~~~~~~~~~~~~~~~~~~~~~~~~~~~~~</text:p>
      <text:p text:style-name="Standard"/>
      <text:p text:style-name="Standard">#~~~~~~~~~~~~~~~~~~~~~~~~~~~~~~~~~~~~~~~~~~~~~~~~~~~~~~~~~~~~~~~~~~~~~~~~~~~~~~~~~~~~~~~~~~~~~~~~~~~~~~~~~~~~~~~~~~~~~~~~~~~~~~~~~~~~~~~~~~~~~~~~~~~~</text:p>
      <text:p text:style-name="Standard">#~~~~~~~~~~~~~~~~~~~~~~~~~~~~~~~~~~~~~~~~~~~~~~~~~~~~~~~~~DEBUT FORD~~~~~~~~~~~~~~~~~~~~~~~~~~~~~~~~~~~~~~~~~~~~~~~~~~~~~~~~~~~~~~~~~~~~~~~~~~~~~~~~~</text:p>
      <text:p text:style-name="Standard">#~~~~~~~~~~~~~~~~~~~~~~~~~~~~~~~~~~~~~~~~~~~~~~~~~~~~~~~~~~~~~~~~~~~~~~~~~~~~~~~~~~~~~~~~~~~~~~~~~~~~~~~~~~~~~~~~~~~~~~~~~~~~~~~~~~~~~~~~~~~~~~~~~~~~</text:p>
      <text:p text:style-name="Standard"/>
      <text:p text:style-name="Standard">def difference(nouvelle,ancienne):</text:p>
      <text:p text:style-name="Standard"><text:s text:c="4"/>"""Renvoie les indices des valeurs differentes dans une liste</text:p>
      <text:p text:style-name="Standard"><text:s text:c="8"/>- len(liste1)==len(liste2)""" </text:p>
      <text:p text:style-name="Standard"><text:s text:c="4"/>diff=[]</text:p>
      <text:p text:style-name="Standard"><text:s text:c="4"/>for y in range(len(nouvelle)):</text:p>
      <text:p text:style-name="Standard"><text:s text:c="8"/>if nouvelle[y]!=ancienne[y]: #Si les deux valeurs (ici des distances) sont différentes</text:p>
      <text:p text:style-name="Standard"><text:s text:c="12"/>diff.append(y) <text:s text:c="11"/>#On ajoute l'indice i (representant un arret) à la liste de retours</text:p>
      <text:p text:style-name="Standard"><text:soft-page-break/><text:s text:c="4"/>return diff <text:s text:c="22"/>#On retourne la liste de tout les indices(arrets) ayant une valeur(distance) changée</text:p>
      <text:p text:style-name="Standard"/>
      <text:p text:style-name="Standard"/>
      <text:p text:style-name="Standard">def ford(depart,arrive):</text:p>
      <text:p text:style-name="Standard"><text:s text:c="4"/>"""Cette fonction prend en paramètres deux arrêts et renvoie le plus court chemin, sous forme de la liste des arrêts parcourus ainsi, que la distance minimum en utilisant la </text:p>
      <text:p text:style-name="Standard"><text:s text:c="4"/>méthode de Bellman Ford-Kalaba."""</text:p>
      <text:p text:style-name="Standard"><text:s text:c="4"/>distance=[(np.Inf,None) for _ in range(len(nom_arrets))] <text:s text:c="3"/>#Tous les arrets ont une distances infinie et pas de predécesseur</text:p>
      <text:p text:style-name="Standard"><text:s text:c="4"/>distance[indice_som(depart)]=(0,indice_som(depart)) <text:s text:c="8"/>#On ajoute la distance de l'arret de départ soit 0, son pred est lui même</text:p>
      <text:p text:style-name="Standard"><text:s text:c="4"/>a_traiter=[indice_som(depart)] <text:s text:c="29"/>#Une liste de tous les arrets que l'ont doit traiter</text:p>
      <text:p text:style-name="Standard"><text:s text:c="4"/>while a_traiter!=[]: <text:s text:c="39"/>#Tant que cette liste n'est pas vide on continue la recherche, on assume donc qu'il n'y a pas de chemins absorbants</text:p>
      <text:p text:style-name="Standard"><text:s text:c="8"/>distancepred=distance[:] <text:s text:c="31"/>#Copie de la liste de distance afin de la comparer après l'étape</text:p>
      <text:p text:style-name="Standard"/>
      <text:p text:style-name="Standard"><text:s text:c="8"/>for arret_actuel in a_traiter: <text:s text:c="73"/>#L'arrets en cours de traitement <text:s text:c="69"/></text:p>
      <text:p text:style-name="Standard"><text:s text:c="12"/>for proche in voisin(nom(arret_actuel)): <text:s text:c="59"/>#Pour tous les arrets voisins de l'arret observé</text:p>
      <text:p text:style-name="Standard"><text:s text:c="16"/>if distance[indice_som(proche)][0]&gt;distance[arret_actuel][0]+distarc(nom(arret_actuel),proche): <text:s text:c="8"/>#Si ce nouveau chemin est plus avantageux que l'ancien <text:s text:c="5"/></text:p>
      <text:p text:style-name="Standard"><text:s text:c="20"/>distance[indice_som(proche)]=(distance[arret_actuel][0]+distarc(nom(arret_actuel),proche),arret_actuel) <text:s text:c="4"/>#On met a jour sa distance et son prédécesseur </text:p>
      <text:p text:style-name="Standard"><text:s text:c="8"/>a_traiter=difference(distance,distancepred) <text:s text:c="12"/>#on récupere tous les arrets qui ont était mis a jour dans l'étape</text:p>
      <text:p text:style-name="Standard"><text:s text:c="64"/>#Opération faite après l'étape pour ne pas interferer avec les données de l'étape</text:p>
      <text:p text:style-name="Standard"><text:s text:c="4"/></text:p>
      <text:p text:style-name="Standard"><text:s text:c="4"/># Reconstruction</text:p>
      <text:p text:style-name="Standard"><text:s text:c="4"/>chemin=[arrive] <text:s text:c="44"/>#On crée une liste de allant de l'arrivée vers le depart</text:p>
      <text:p text:style-name="Standard"><text:s text:c="4"/>arret_actuel=indice_som(arrive) <text:s text:c="28"/>#On parcours les arrets en commançant par l'arrivée</text:p>
      <text:p text:style-name="Standard"><text:s text:c="4"/>while arret_actuel!=indice_som(depart): <text:s text:c="20"/>#Tant que l'arret actuel n'est pas le départ on continue le chemin <text:s text:c="18"/></text:p>
      <text:p text:style-name="Standard"><text:s text:c="8"/>pred=distance[arret_actuel][1] <text:s text:c="25"/>#Prédécesseur de l'arret actuel <text:s text:c="2"/></text:p>
      <text:p text:style-name="Standard"><text:s text:c="8"/>chemin.append(nom(pred)) <text:s text:c="31"/>#On ajoute le Prédécesseur au chemin </text:p>
      <text:p text:style-name="Standard"><text:s text:c="8"/>arret_actuel=pred <text:s text:c="38"/>#L'arret actuel devient le prédécesseur</text:p>
      <text:p text:style-name="Standard"><text:s text:c="4"/>chemin.reverse() <text:s text:c="42"/>#On inverse la liste pour obtenir le chemin depart-&gt;arrivée</text:p>
      <text:p text:style-name="Standard"><text:s text:c="4"/>return (chemin,round(distance[indice_som(arrive)][0])) <text:s text:c="11"/>#On retourne le chemin et la distance entre ces deux arrets</text:p>
      <text:p text:style-name="Standard"/>
      <text:p text:style-name="Standard">#~~~~~~~~~~~~~~~~~~~~~~~~~~~~~~~~~~~~~~~~~~~~~~~~~~~~~~~~~~~~~~~~~~~~~~~~~~~~~~~~~~~~~~~~~~~~~~~~~~~~~~~~~~~~~~~~~~~~~~~~~~~~~~~~~~~~~~~~~~~~~~~~~~~~</text:p>
      <text:p text:style-name="Standard">#~~~~~~~~~~~~~~~~~~~~~~~~~~~~~~~~~~~~~~~~~~~~~~~~~~~~~~~FIN FORD~~~~~~~~~~~~~~~~~~~~~~~~~~~~~~~~~~~~~~~~~~~~~~~~~~~~~~~~~~~~~~~~~~~~~~~~~~~~~~~</text:p>
      <text:p text:style-name="Standard"><text:soft-page-break/>#~~~~~~~~~~~~~~~~~~~~~~~~~~~~~~~~~~~~~~~~~~~~~~~~~~~~~~~~~~~~~~~~~~~~~~~~~~~~~~~~~~~~~~~~~~~~~~~~~~~~~~~~~~~~~~~~~~~~~~~~~~~~~~~~~~~~~~~~~~~~~~~~~~~~</text:p>
      <text:p text:style-name="Standard"/>
      <text:p text:style-name="Standard">def floyd(depart,arrive):</text:p>
      <text:p text:style-name="Standard"><text:s text:c="4"/>"""Cette fonction prend en paramètres deux arrêts et renvoient le plus court chemin, sous forme de la liste des arrêts parcourus ainsi, que la distance minimum en utilisant la </text:p>
      <text:p text:style-name="Standard"><text:s text:c="4"/>méthode de floyd wharshall."""</text:p>
      <text:p text:style-name="Standard"><text:s text:c="4"/>M0=[x[:] for x in poids_bus] <text:s text:c="31"/>#Initialisation de M0</text:p>
      <text:p text:style-name="Standard"><text:s text:c="4"/>P0=[x[:] for x in poids_bus] <text:s text:c="31"/>#Initialisation de P0</text:p>
      <text:p text:style-name="Standard"><text:s text:c="4"/>#Initialisation des prédécesseurs</text:p>
      <text:p text:style-name="Standard"><text:s text:c="4"/>for i in range (len(P0)):</text:p>
      <text:p text:style-name="Standard"><text:s text:c="8"/>for j in range(len(P0)):</text:p>
      <text:p text:style-name="Standard"><text:s text:c="12"/>if P0[i][j]==np.Inf or P0[i][j]==0:</text:p>
      <text:p text:style-name="Standard"><text:s text:c="16"/># Si +infini ou diagonale : Pas de prédécesseur connu ou existant</text:p>
      <text:p text:style-name="Standard"><text:s text:c="16"/>P0[i][j]=None</text:p>
      <text:p text:style-name="Standard"><text:s text:c="12"/>else:</text:p>
      <text:p text:style-name="Standard"><text:s text:c="16"/># Sinon, le prédécesseur est l'indice de la colonne</text:p>
      <text:p text:style-name="Standard"><text:s text:c="16"/>P0[i][j]=i</text:p>
      <text:p text:style-name="Standard"><text:s text:c="4"/>#-------------------------------------</text:p>
      <text:p text:style-name="Standard"/>
      <text:p text:style-name="Standard"><text:s text:c="4"/>n=len(nom_arrets) # Taille de la matrice</text:p>
      <text:p text:style-name="Standard"><text:s text:c="4"/>k=0 # Numéro de l'étape (= tous les chemins de longueur &lt;= k)</text:p>
      <text:p text:style-name="Standard"><text:s text:c="4"/>while k &lt; n : # Condition d'arrêt : dépassement de la taille de la matrice</text:p>
      <text:p text:style-name="Standard"><text:s text:c="8"/>MN=[x[:] for x in M0] # Copie profonde de M0 vers MN</text:p>
      <text:p text:style-name="Standard"><text:s text:c="8"/># Note importante : par la suite M0 représente MN et MN représente MN+1, n entier naturel</text:p>
      <text:p text:style-name="Standard"><text:s text:c="8"/>PN=[x[:] for x in P0] # Copie profonde de PO vers PN</text:p>
      <text:p text:style-name="Standard"><text:s text:c="8"/># Même remarque</text:p>
      <text:p text:style-name="Standard"><text:s text:c="8"/>for i in range (n):</text:p>
      <text:p text:style-name="Standard"><text:s text:c="12"/>for j in range (n):</text:p>
      <text:p text:style-name="Standard"><text:s text:c="16"/># Application de la formule permettant de passer de PN à PN+1</text:p>
      <text:p text:style-name="Standard"><text:s text:c="16"/>if i!=j and M0[k][j]+M0[i][k]&lt;M0[i][j]:</text:p>
      <text:p text:style-name="Standard"><text:s text:c="20"/>MN[i][j]=M0[k][j]+M0[i][k]</text:p>
      <text:p text:style-name="Standard"><text:s text:c="20"/>PN[i][j]=P0[k][j]</text:p>
      <text:p text:style-name="Standard"><text:s text:c="16"/>else:</text:p>
      <text:p text:style-name="Standard"><text:s text:c="20"/>MN[i][j]=M0[i][j]</text:p>
      <text:p text:style-name="Standard"><text:s text:c="20"/>PN[i][j]=P0[i][j]</text:p>
      <text:p text:style-name="Standard"><text:s text:c="8"/># Copies profondes</text:p>
      <text:p text:style-name="Standard"><text:s text:c="8"/>M0=[x[:] for x in MN]</text:p>
      <text:p text:style-name="Standard"><text:s text:c="8"/>P0=[x[:] for x in PN]</text:p>
      <text:p text:style-name="Standard"><text:s text:c="8"/># Remarque : On écrase les matrices car toutes les informations sont contenues dans les matrices finales</text:p>
      <text:p text:style-name="Standard"><text:s text:c="8"/>k+=1</text:p>
      <text:p text:style-name="Standard"><text:s text:c="4"/># Reconstruction</text:p>
      <text:p text:style-name="Standard"><text:s text:c="4"/>arret_actuel=indice_som(arrive)</text:p>
      <text:p text:style-name="Standard"><text:s text:c="4"/>chemin=[nom(arret_actuel)]</text:p>
      <text:p text:style-name="Standard"><text:s text:c="4"/>while arret_actuel!=indice_som(depart):</text:p>
      <text:p text:style-name="Standard"/>
      <text:p text:style-name="Standard"><text:s text:c="8"/>pred=P0[indice_som(depart)][arret_actuel]</text:p>
      <text:p text:style-name="Standard"><text:s text:c="8"/>chemin.append(nom(pred))</text:p>
      <text:p text:style-name="Standard"><text:s text:c="8"/>arret_actuel=pred</text:p>
      <text:p text:style-name="Standard"><text:s text:c="4"/>chemin.reverse()</text:p>
      <text:p text:style-name="Standard"><text:soft-page-break/><text:s text:c="4"/>return (chemin,round(M0[indice_som(depart)][indice_som(arrive)]))</text:p>
      <text:p text:style-name="Standard"/>
      <text:p text:style-name="Standard">"""</text:p>
      <text:p text:style-name="Standard">~~~~~~~~~~~~~~~~~~~~~~~~~~~~~~~~ Tentative pour A*... ~~~~~~~~~~~~~~~~~~~~~~~~~~~~~~~~</text:p>
      <text:p text:style-name="Standard"/>
      <text:p text:style-name="Standard">def filePrioritaire(file):</text:p>
      <text:p text:style-name="Standard"><text:s text:c="4"/>min=np.Inf</text:p>
      <text:p text:style-name="Standard"><text:s text:c="4"/>for i in range(len(file)):</text:p>
      <text:p text:style-name="Standard"><text:s text:c="8"/>if file[i][1]&lt;=min:</text:p>
      <text:p text:style-name="Standard"><text:s text:c="12"/>min=file[i][1]</text:p>
      <text:p text:style-name="Standard"><text:s text:c="4"/>stock=file[i]</text:p>
      <text:p text:style-name="Standard"><text:s text:c="4"/>file.pop(i)</text:p>
      <text:p text:style-name="Standard"><text:s text:c="4"/>return file[i]</text:p>
      <text:p text:style-name="Standard"><text:s text:c="4"/></text:p>
      <text:p text:style-name="Standard">def compareParHeuristique(n1,n2):</text:p>
      <text:p text:style-name="Standard"><text:s text:c="4"/>if n1[1]&lt;n2[1]:</text:p>
      <text:p text:style-name="Standard"><text:s text:c="8"/>return 1</text:p>
      <text:p text:style-name="Standard"><text:s text:c="4"/>elif n1[1]==n2[1]:</text:p>
      <text:p text:style-name="Standard"><text:s text:c="8"/>return 0</text:p>
      <text:p text:style-name="Standard"><text:s text:c="4"/>else :</text:p>
      <text:p text:style-name="Standard"><text:s text:c="8"/>return -1</text:p>
      <text:p text:style-name="Standard"/>
      <text:p text:style-name="Standard"/>
      <text:p text:style-name="Standard"/>
      <text:p text:style-name="Standard">def f(n,actualCost,arrivee):</text:p>
      <text:p text:style-name="Standard"><text:s text:c="4"/>return distarrets(n,arrivee)+actualCost</text:p>
      <text:p text:style-name="Standard"/>
      <text:p text:style-name="Standard">def astar(depart,arrivee):</text:p>
      <text:p text:style-name="Standard"><text:s text:c="4"/>openList = [depart]</text:p>
      <text:p text:style-name="Standard"><text:s text:c="4"/>closedList=[]</text:p>
      <text:p text:style-name="Standard"><text:s text:c="4"/>heuristique={}</text:p>
      <text:p text:style-name="Standard"><text:s text:c="4"/>heuristique[depart]=0</text:p>
      <text:p text:style-name="Standard"><text:s text:c="4"/>parcours={}</text:p>
      <text:p text:style-name="Standard"><text:s text:c="4"/>parcours[depart]=depart</text:p>
      <text:p text:style-name="Standard"><text:s text:c="4"/>while len(openList) &gt; 0:</text:p>
      <text:p text:style-name="Standard"><text:s text:c="8"/>n = None</text:p>
      <text:p text:style-name="Standard"><text:s text:c="8"/>for arret in openList:</text:p>
      <text:p text:style-name="Standard"><text:s text:c="12"/>if n == None or parcours[arret]+f(arret,heuristique[arret],arrivee) &lt; heuristique[n]+f(n,heuristique[n],arrivee):</text:p>
      <text:p text:style-name="Standard"><text:s text:c="16"/>n=arret</text:p>
      <text:p text:style-name="Standard"><text:s text:c="8"/>if n == arrivee:</text:p>
      <text:p text:style-name="Standard"><text:s text:c="12"/>reconstruction=[]</text:p>
      <text:p text:style-name="Standard"><text:s text:c="12"/>while parcours[n] != n :</text:p>
      <text:p text:style-name="Standard"><text:s text:c="16"/>reconstruction.append(n)</text:p>
      <text:p text:style-name="Standard"><text:s text:c="16"/>n=parcours[n]</text:p>
      <text:p text:style-name="Standard"><text:s text:c="12"/>reconstruction.append(depart)</text:p>
      <text:p text:style-name="Standard"><text:s text:c="12"/>reconstruction.reverse()</text:p>
      <text:p text:style-name="Standard"><text:s text:c="12"/>return reconstruction</text:p>
      <text:p text:style-name="Standard"><text:s text:c="8"/>for voisinActuel in voisin(n):</text:p>
      <text:p text:style-name="Standard"><text:s text:c="12"/>print(parcours[n])</text:p>
      <text:p text:style-name="Standard"><text:s text:c="12"/>poids=parcours[n]</text:p>
      <text:p text:style-name="Standard"><text:soft-page-break/><text:s text:c="12"/>print(heuristique)</text:p>
      <text:p text:style-name="Standard"><text:s text:c="12"/>if voisinActuel not in openList and voisinActuel not in closedList:</text:p>
      <text:p text:style-name="Standard"><text:s text:c="16"/>openList.append(voisinActuel)</text:p>
      <text:p text:style-name="Standard"><text:s text:c="16"/>parcours[voisinActuel] = n</text:p>
      <text:p text:style-name="Standard"><text:s text:c="16"/>heuristique[voisinActuel] = heuristique[n] + poids</text:p>
      <text:p text:style-name="Standard"><text:s text:c="8"/>openList.remove(n)</text:p>
      <text:p text:style-name="Standard"><text:s text:c="8"/>closedList.append(n)</text:p>
      <text:p text:style-name="Standard"><text:s text:c="8"/>return None</text:p>
      <text:p text:style-name="Standard">"""</text:p>
      <text:p text:style-name="Standard"/>
      <text:p text:style-name="Standard">def test():</text:p>
      <text:p text:style-name="Standard"><text:s text:c="4"/>"""Programme permettant de tester le temps d'exécution des différentes fonctions</text:p>
      <text:p text:style-name="Standard"><text:s text:c="7"/>On vérifie aussi si le résultat renvoyé le même</text:p>
      <text:p text:style-name="Standard"><text:s text:c="7"/>Remarque : l'exécution du test peut dépasser la minute"""</text:p>
      <text:p text:style-name="Standard"><text:s text:c="4"/>tmp_dijkstra = t.time()</text:p>
      <text:p text:style-name="Standard"><text:s text:c="4"/>res_dijkstra = dijkstra("NOVE","TROICR")</text:p>
      <text:p text:style-name="Standard"><text:s text:c="4"/>duree_dijkstra = t.time() - tmp_dijkstra</text:p>
      <text:p text:style-name="Standard"><text:s text:c="4"/>print("Dijkstra :",duree_dijkstra)</text:p>
      <text:p text:style-name="Standard"><text:s text:c="4"/></text:p>
      <text:p text:style-name="Standard"><text:s text:c="4"/>tmp_ford = t.time()</text:p>
      <text:p text:style-name="Standard"><text:s text:c="4"/>res_ford = ford("NOVE","TROICR")</text:p>
      <text:p text:style-name="Standard"><text:s text:c="4"/>duree_ford = t.time() - tmp_ford</text:p>
      <text:p text:style-name="Standard"><text:s text:c="4"/>print("Bellman-Ford Kalaba :",duree_ford)</text:p>
      <text:p text:style-name="Standard"><text:s text:c="4"/></text:p>
      <text:p text:style-name="Standard"><text:s text:c="4"/>tmp_floyd = t.time()</text:p>
      <text:p text:style-name="Standard"><text:s text:c="4"/>res_floyd = floyd("NOVE","TROICR")</text:p>
      <text:p text:style-name="Standard"><text:s text:c="4"/>duree_floyd = t.time() - tmp_floyd</text:p>
      <text:p text:style-name="Standard"><text:s text:c="4"/>print("Floyd-Warshall :",duree_floyd)</text:p>
      <text:p text:style-name="Standard"><text:s text:c="4"/></text:p>
      <text:p text:style-name="Standard"><text:s text:c="4"/>if res_dijkstra==res_ford and res_dijkstra==res_floyd:</text:p>
      <text:p text:style-name="Standard"><text:s text:c="8"/>print("Les trois algorithmes renvoient bien le même résultat.")</text:p>
      <text:p text:style-name="Standard"><text:s text:c="8"/></text:p>
      <text:p text:style-name="Standard">test(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1T23:28:55.790000000</dc:date>
    <dc:creator>Alexandre Maurice</dc:creator>
    <meta:editing-duration>PT30S</meta:editing-duration>
    <meta:editing-cycles>1</meta:editing-cycles>
    <meta:generator>LibreOffice/7.2.1.2$Windows_X86_64 LibreOffice_project/87b77fad49947c1441b67c559c339af8f3517e22</meta:generator>
    <meta:document-statistic meta:table-count="0" meta:image-count="0" meta:object-count="0" meta:page-count="8" meta:paragraph-count="276" meta:word-count="1567" meta:character-count="18007" meta:non-whitespace-character-count="12756"/>
  </office:meta>
</office:document-meta>
</file>